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537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Table_20_Contents">
      <style:paragraph-properties fo:margin-left="0cm" fo:margin-right="0cm" fo:orphans="2" fo:widows="2" fo:text-indent="0cm" style:auto-text-indent="false"/>
      <style:text-properties style:font-name="Arial"/>
    </style:style>
    <style:style style:name="P13"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4"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fo:color="#000000" style:font-name="Arial" fo:letter-spacing="normal" fo:font-style="normal" fo:font-weight="normal"/>
    </style:style>
    <style:style style:name="T5" style:family="text">
      <style:text-properties style:font-name="Arial"/>
    </style:style>
    <style:style style:name="T6"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3">des propriété obsolète sont présent dans le CSS</text:p>
          </table:table-cell>
          <table:table-cell table:style-name="Tableau1.A3" office:value-type="string">
            <text:p text:style-name="P13">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valeurs ne sont pas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propriétés ne sont pas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3">des attributs ne sont pas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 et ralenti le site.</text:p>
          </table:table-cell>
          <table:table-cell table:style-name="Tableau1.A3" office:value-type="string">
            <text:p text:style-name="P2">convertir les fichiers au format .jpg/png (selon si l'image à besoin de transparence)</text:p>
            <text:p text:style-name="P2"/>
            <text:p text:style-name="P2">redimenssionner les images sous leurs dimmenssions utilisé dans le html/css.</text:p>
            <text:p text:style-name="P2"/>
            <text:p text:style-name="P2">convertir les fichiers avec un taux de compression minimale de 85.</text:p>
            <text:p text:style-name="P2"/>
            <text:p text:style-name="P8">renommer les liens vers les images dans les fichiers html/css.</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ext:soft-page-break/>
        <table:table-row table:style-name="Tableau1.20">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0">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2">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présent sans contenue pertinant présent dans le dossier img</text:p>
          </table:table-cell>
          <table:table-cell table:style-name="Tableau1.A3" office:value-type="string">
            <text:p text:style-name="P8"><text:span text:style-name="T4">Le temps de chargement d’une page web dépend des images, fichiers et scripts à charger et à afficher. Or, une requête HTTP est effectuée pour chacun de ces éléments.</text:span><text:span text:style-name="T5"> </text:span></text:p>
            <text:p text:style-name="P8"/>
            <text:p text:style-name="P8"><text:span text:style-name="T5">la présence de ces images crée des requettes http supplémentaires et </text:span>pour un interet peu pertinant. </text:p>
            <text:p text:style-name="P8">la non présence de ces images ne changera rien à l'aspect final du site</text:p>
          </table:table-cell>
          <table:table-cell table:style-name="Tableau1.A3" office:value-type="string">
            <text:p text:style-name="P8">supprimer les images suivantes du dossier img</text:p>
            <text:p text:style-name="P8">dots-bg.png</text:p>
            <text:p text:style-name="P8">lines-h2-bg.png</text:p>
            <text:p text:style-name="P8">citation.png</text:p>
            <text:p text:style-name="P8">title.png</text:p>
            <text:p text:style-name="P8">title2.png </text:p>
            <text:p text:style-name="P8"/>
            <text:p text:style-name="P8">supprimer leurs présence dans le fichier style.css</text:p>
            <text:p text:style-name="P8"/>
            <text:p text:style-name="P8">ajouter les informations textuels dans le html/css des images suivantes :</text:p>
            <text:p text:style-name="P8">citation.png</text:p>
            <text:p text:style-name="P8">title.png</text:p>
            <text:p text:style-name="P8">title2.png </text:p>
          </table:table-cell>
          <table:table-cell table:style-name="Tableau1.A3" office:value-type="string">
            <text:p text:style-name="P4">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4">SEO</text:p>
          </table:table-cell>
          <table:table-cell table:style-name="Tableau1.A3" office:value-type="string">
            <text:p text:style-name="P8">les images "la chouette agence"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text:p>
          </table:table-cell>
          <table:table-cell table:style-name="Tableau1.A3" office:value-type="string">
            <text:p text:style-name="P2">utiliser un logiciel de création d'image vectoriel pour redessiner les images au format .svg</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soit fonctionnel</text:p>
          </table:table-cell>
          <table:table-cell table:style-name="Tableau1.A3" office:value-type="string">
            <text:p text:style-name="P4">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corriger le lien à la ligne suivante :</text:p>
            <text:p text:style-name="P10">ligne 266 de index.html</text:p>
          </table:table-cell>
          <table:table-cell table:style-name="Tableau1.A3" office:value-type="string">
            <text:p text:style-name="P4">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4">SEO</text:p>
          </table:table-cell>
          <table:table-cell table:style-name="Tableau1.A3" office:value-type="string">
            <text:p text:style-name="P1">le fichier form_1.php n'est pas utilisé</text:p>
          </table:table-cell>
          <table:table-cell table:style-name="Tableau1.A3" office:value-type="string">
            <text:p text:style-name="P10">aucun fichier html n'utilise le fichier </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a police d'écriture peux être optimisé.</text:p>
          </table:table-cell>
          <table:table-cell table:style-name="Tableau1.A3" office:value-type="string">
            <text:p text:style-name="P8">les fichiers font-awesomes dna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oui</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4">Accessibilité</text:p>
          </table:table-cell>
          <table:table-cell table:style-name="Tableau1.A3" office:value-type="string">
            <text:p text:style-name="P10">le responsive possède des bugs d'affichage comme des éléments non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non</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le rendant transparent et qui l’empêche d'être sélectionner ce qui peux être pénalisant pour google.</text:p>
          </table:table-cell>
          <table:table-cell table:style-name="Tableau1.A3" office:value-type="string">
            <text:p text:style-name="P9">modifier le fichier style.css pour enlever la transparence et l'impossibilité de sélectionner le texte.</text:p>
          </table:table-cell>
          <table:table-cell table:style-name="Tableau1.A3" office:value-type="string">
            <text:p text:style-name="P4">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4">SEO</text:p>
          </table:table-cell>
          <table:table-cell table:style-name="Tableau1.A3" office:value-type="string">
            <text:p text:style-name="P1">diificultées à modifier l'aspect ainsi que les performances du site. </text:p>
          </table:table-cell>
          <table:table-cell table:style-name="Tableau1.A3" office:value-type="string">
            <text:p text:style-name="P10">bootstrap ainsi que les fichier font-awesome.css, et les fichiers javascript n'ont pas une utilisation pertinante et rend complexe l'ajout de modifications</text:p>
          </table:table-cell>
          <table:table-cell table:style-name="Tableau1.A3" office:value-type="string">
            <text:p text:style-name="P10">supprimer les fichiers font-awesome.css, bootstrap.css et le contenue du dossier js.</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peu pertinantes</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row table:style-name="Tableau1.43">
          <table:table-cell table:style-name="Tableau1.A3" office:value-type="string">
            <text:p text:style-name="P4">SEO</text:p>
          </table:table-cell>
          <table:table-cell table:style-name="Tableau1.A3" office:value-type="string">
            <text:p text:style-name="P10">trop de lien menant vers la page 2 <text:s/>et l'index du site est présent dans la page index et la partie footer</text:p>
          </table:table-cell>
          <table:table-cell table:style-name="Tableau1.A3" office:value-type="string">
            <text:p text:style-name="P10">utiliser plusieurs fois le même lien peux être considéré comme du spam, ce qui peux nuir au référencement.</text:p>
          </table:table-cell>
          <table:table-cell table:style-name="Tableau1.A3" office:value-type="string">
            <text:p text:style-name="P10">supprimer la présence non pertinante des liens vers la page2.</text:p>
            <text:p text:style-name="P10"/>
            <text:p text:style-name="P10">corriger les liens vers les reseaux sociaux présent dans la partie footer.</text:p>
          </table:table-cell>
          <table:table-cell table:style-name="Tableau1.A3" office:value-type="string">
            <text:p text:style-name="P4">non</text:p>
          </table:table-cell>
          <table:table-cell table:style-name="Tableau1.F3" office:value-type="string">
            <text:p text:style-name="P10">https://www.seoquantum.com/billet/ancre-lien</text:p>
          </table:table-cell>
        </table:table-row>
        <table:table-row table:style-name="Tableau1.43">
          <table:table-cell table:style-name="Tableau1.A3" office:value-type="string">
            <text:p text:style-name="P4">SEO</text:p>
          </table:table-cell>
          <table:table-cell table:style-name="Tableau1.A3" office:value-type="string">
            <text:p text:style-name="P10">l'animation des images de la partie "portfolio" de la page index n'est pas pertinante</text:p>
          </table:table-cell>
          <table:table-cell table:style-name="Tableau1.A3" office:value-type="string">
            <text:p text:style-name="P10">la partie "portfolio" est censé montrer un aperçu des sites web réalisé par l'agence. il serait plus cohérent d'indiquer des liens vers les sites plutot qu'une image.</text:p>
          </table:table-cell>
          <table:table-cell table:style-name="Tableau1.A3" office:value-type="string">
            <text:p text:style-name="P10">supprimer l'animation lié au portfolio. </text:p>
            <text:p text:style-name="P10"/>
            <text:p text:style-name="P10">lier les images à des liens menants vers les sites. </text:p>
          </table:table-cell>
          <table:table-cell table:style-name="Tableau1.A3" office:value-type="string">
            <text:p text:style-name="P4">oui</text:p>
          </table:table-cell>
          <table:table-cell table:style-name="Tableau1.F3" office:value-type="string">
            <text:p text:style-name="P12">https://www.codeur.com/blog/seo-creer-architecture-de-site/</text:p>
          </table:table-cell>
        </table:table-row>
        <table:table-row table:style-name="Tableau1.43">
          <table:table-cell table:style-name="Tableau1.A3" office:value-type="string">
            <text:p text:style-name="P4">SEO</text:p>
          </table:table-cell>
          <table:table-cell table:style-name="Tableau1.A3" office:value-type="string">
            <text:p text:style-name="P10">le nom de la page page2 n'est pas pertinant</text:p>
          </table:table-cell>
          <table:table-cell table:style-name="Tableau1.A3" office:value-type="string">
            <text:p text:style-name="P10"><text:s/>le terme page2 ne donne aucune indication précisant le role ou l'interet du fichier.</text:p>
          </table:table-cell>
          <table:table-cell table:style-name="Tableau1.A3" office:value-type="string">
            <text:p text:style-name="P10">renommer le fichier page2.html en contact.html</text:p>
            <text:p text:style-name="P10"/>
            <text:p text:style-name="P10">corriger les liens menant à la page </text:p>
          </table:table-cell>
          <table:table-cell table:style-name="Tableau1.A3" office:value-type="string">
            <text:p text:style-name="P4">oui</text:p>
          </table:table-cell>
          <table:table-cell table:style-name="Tableau1.F3" office:value-type="string">
            <text:p text:style-name="P12">https://doranum.fr/stockage-archivage/comment-nommer-fichie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46M17S</meta:editing-duration>
    <meta:editing-cycles>208</meta:editing-cycles>
    <meta:generator>OpenOffice/4.1.6$Win32 OpenOffice.org_project/416m1$Build-9790</meta:generator>
    <dc:date>2021-02-09T11:02:59.53</dc:date>
    <meta:document-statistic meta:table-count="1" meta:image-count="0" meta:object-count="0" meta:page-count="7" meta:paragraph-count="329" meta:word-count="2114" meta:character-count="15823"/>
    <meta:user-defined meta:name="Info 1"/>
    <meta:user-defined meta:name="Info 2"/>
    <meta:user-defined meta:name="Info 3"/>
    <meta:user-defined meta:name="Info 4"/>
  </office:meta>
</office:document-meta>
</file>